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 svg:font-family="Consolas, Menlo, Monaco, 'Lucida Console', 'Liberation Mono', 'DejaVu Sans Mono', 'Bitstream Vera Sans Mono', 'Courier New', monospace, sans-serif"/>
    <style:font-face style:name="Monospace" svg:font-family="Monospace" style:font-family-generic="roman"/>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3085f" officeooo:paragraph-rsid="0013085f"/>
    </style:style>
    <style:style style:name="P2" style:family="paragraph" style:parent-style-name="Standard">
      <style:text-properties officeooo:rsid="0013085f" officeooo:paragraph-rsid="0014b13a"/>
    </style:style>
    <style:style style:name="P3" style:family="paragraph" style:parent-style-name="Standard">
      <style:text-properties officeooo:paragraph-rsid="0013085f"/>
    </style:style>
    <style:style style:name="P4" style:family="paragraph" style:parent-style-name="Standard">
      <style:text-properties style:font-name="Liberation Serif" fo:font-size="12pt" officeooo:rsid="0013085f" officeooo:paragraph-rsid="0013085f" style:font-size-asian="12pt" style:font-size-complex="12pt"/>
    </style:style>
    <style:style style:name="P5" style:family="paragraph" style:parent-style-name="Standard">
      <style:text-properties style:font-name="Liberation Serif" fo:font-size="12pt" officeooo:rsid="00196522" officeooo:paragraph-rsid="00196522" style:font-size-asian="12pt" style:font-size-complex="12pt"/>
    </style:style>
    <style:style style:name="P6" style:family="paragraph" style:parent-style-name="Standard">
      <style:text-properties style:font-name="Liberation Serif" fo:font-size="12pt" officeooo:rsid="00196522" officeooo:paragraph-rsid="001b06fa" style:font-size-asian="12pt" style:font-size-complex="12pt"/>
    </style:style>
    <style:style style:name="P7" style:family="paragraph" style:parent-style-name="Standard">
      <style:text-properties style:font-name="Liberation Serif" fo:font-size="12pt" officeooo:rsid="00196522" officeooo:paragraph-rsid="001db66d" style:font-size-asian="12pt" style:font-size-complex="12pt"/>
    </style:style>
    <style:style style:name="P8" style:family="paragraph" style:parent-style-name="Standard">
      <style:text-properties style:font-name="Liberation Serif" fo:font-size="12pt" officeooo:rsid="001b06fa" officeooo:paragraph-rsid="001b06fa" style:font-size-asian="12pt" style:font-size-complex="12pt"/>
    </style:style>
    <style:style style:name="P9" style:family="paragraph" style:parent-style-name="Standard">
      <style:text-properties style:font-name="Liberation Serif" fo:font-size="12pt" officeooo:rsid="001db66d" officeooo:paragraph-rsid="001db66d" style:font-size-asian="12pt" style:font-size-complex="12pt"/>
    </style:style>
    <style:style style:name="P10" style:family="paragraph" style:parent-style-name="Standard">
      <style:text-properties style:font-name="Liberation Serif" fo:font-size="12pt" officeooo:rsid="001f2ab8" officeooo:paragraph-rsid="001f2ab8" style:font-size-asian="12pt" style:font-size-complex="12pt"/>
    </style:style>
    <style:style style:name="P11" style:family="paragraph" style:parent-style-name="Standard">
      <style:text-properties officeooo:rsid="0014b13a" officeooo:paragraph-rsid="0014b13a"/>
    </style:style>
    <style:style style:name="P12" style:family="paragraph" style:parent-style-name="Standard">
      <style:text-properties officeooo:paragraph-rsid="0014f2bd"/>
    </style:style>
    <style:style style:name="P13" style:family="paragraph" style:parent-style-name="Standard">
      <style:text-properties officeooo:rsid="001b06fa" officeooo:paragraph-rsid="001b06fa"/>
    </style:style>
    <style:style style:name="P14" style:family="paragraph" style:parent-style-name="Standard">
      <style:text-properties officeooo:rsid="001db66d" officeooo:paragraph-rsid="001db66d"/>
    </style:style>
    <style:style style:name="P15" style:family="paragraph" style:parent-style-name="Standard">
      <style:text-properties officeooo:rsid="001db66d" officeooo:paragraph-rsid="001f2ab8"/>
    </style:style>
    <style:style style:name="P16" style:family="paragraph" style:parent-style-name="Standard">
      <style:text-properties officeooo:paragraph-rsid="001db66d"/>
    </style:style>
    <style:style style:name="P17" style:family="paragraph" style:parent-style-name="Standard">
      <style:text-properties officeooo:rsid="001e17aa" officeooo:paragraph-rsid="001e17aa"/>
    </style:style>
    <style:style style:name="P18" style:family="paragraph" style:parent-style-name="Standard">
      <style:text-properties style:text-underline-style="none" officeooo:rsid="001db66d" officeooo:paragraph-rsid="001db66d"/>
    </style:style>
    <style:style style:name="P19" style:family="paragraph" style:parent-style-name="Standard">
      <style:paragraph-properties fo:text-align="center" style:justify-single-word="false"/>
      <style:text-properties fo:font-size="14pt" fo:font-weight="bold" officeooo:rsid="001e17aa" officeooo:paragraph-rsid="001e17aa" style:font-size-asian="14pt" style:font-weight-asian="bold" style:font-size-complex="14pt" style:font-weight-complex="bold"/>
    </style:style>
    <style:style style:name="P20" style:family="paragraph" style:parent-style-name="Standard">
      <style:paragraph-properties fo:text-align="center" style:justify-single-word="false"/>
      <style:text-properties fo:font-size="14pt" fo:font-weight="normal" officeooo:rsid="001e17aa" officeooo:paragraph-rsid="001e17aa" style:font-size-asian="14pt" style:font-weight-asian="normal" style:font-size-complex="14pt" style:font-weight-complex="normal"/>
    </style:style>
    <style:style style:name="P21" style:family="paragraph" style:parent-style-name="Standard">
      <style:paragraph-properties fo:text-align="center" style:justify-single-word="false"/>
      <style:text-properties fo:font-size="16pt" fo:font-weight="normal" officeooo:rsid="001e17aa" officeooo:paragraph-rsid="001e17aa" style:font-size-asian="16pt" style:font-weight-asian="normal" style:font-size-complex="16pt" style:font-weight-complex="normal"/>
    </style:style>
    <style:style style:name="P22" style:family="paragraph" style:parent-style-name="Standard">
      <style:text-properties officeooo:rsid="001f2ab8" officeooo:paragraph-rsid="001f2ab8"/>
    </style:style>
    <style:style style:name="P23" style:family="paragraph" style:parent-style-name="Standard">
      <style:text-properties officeooo:rsid="001f2ab8" officeooo:paragraph-rsid="001f7855"/>
    </style:style>
    <style:style style:name="P24" style:family="paragraph" style:parent-style-name="Standard">
      <style:paragraph-properties fo:margin-left="0in" fo:margin-right="0in" fo:text-align="start" style:justify-single-word="false" fo:text-indent="0in" style:auto-text-indent="false"/>
    </style:style>
    <style:style style:name="P25" style:family="paragraph" style:parent-style-name="Standard">
      <style:paragraph-properties fo:margin-left="0in" fo:margin-right="0in" fo:text-align="start" style:justify-single-word="false" fo:text-indent="0in" style:auto-text-indent="false"/>
      <style:text-properties officeooo:rsid="00196522" officeooo:paragraph-rsid="00196522"/>
    </style:style>
    <style:style style:name="P26" style:family="paragraph" style:parent-style-name="Standard">
      <style:paragraph-properties fo:margin-left="0in" fo:margin-right="0in" fo:text-align="start" style:justify-single-word="false" fo:text-indent="0in" style:auto-text-indent="false"/>
      <style:text-properties officeooo:rsid="001b06fa" officeooo:paragraph-rsid="001b06fa"/>
    </style:style>
    <style:style style:name="P27" style:family="paragraph" style:parent-style-name="Standard">
      <style:paragraph-properties fo:margin-left="0in" fo:margin-right="0in" fo:text-align="start" style:justify-single-word="false" fo:text-indent="0in" style:auto-text-indent="false"/>
      <style:text-properties officeooo:rsid="001f2ab8" officeooo:paragraph-rsid="001b06fa"/>
    </style:style>
    <style:style style:name="P28" style:family="paragraph" style:parent-style-name="Standard">
      <style:paragraph-properties fo:margin-left="0in" fo:margin-right="0in" fo:text-align="start" style:justify-single-word="false" fo:text-indent="0in" style:auto-text-indent="false"/>
      <style:text-properties officeooo:rsid="001f2ab8" officeooo:paragraph-rsid="001f2ab8"/>
    </style:style>
    <style:style style:name="P29" style:family="paragraph" style:parent-style-name="Standard">
      <style:paragraph-properties fo:margin-left="0in" fo:margin-right="0in" fo:text-align="start" style:justify-single-word="false" fo:text-indent="0in" style:auto-text-indent="false"/>
      <style:text-properties style:font-name="Liberation Serif" fo:font-size="12pt" officeooo:rsid="001f2ab8" officeooo:paragraph-rsid="001f2ab8" style:font-size-asian="10.5pt" style:font-size-complex="12pt"/>
    </style:style>
    <style:style style:name="T1" style:family="text">
      <style:text-properties officeooo:rsid="0013085f"/>
    </style:style>
    <style:style style:name="T2" style:family="text">
      <style:text-properties fo:color="#000000"/>
    </style:style>
    <style:style style:name="T3" style:family="text">
      <style:text-properties fo:color="#000000" style:font-name="Monospace" fo:font-size="10pt" style:font-size-asian="10pt"/>
    </style:style>
    <style:style style:name="T4" style:family="text">
      <style:text-properties fo:color="#000000" style:font-name="Monospace" fo:font-size="10pt" officeooo:rsid="0013085f" style:font-size-asian="10pt"/>
    </style:style>
    <style:style style:name="T5" style:family="text">
      <style:text-properties fo:color="#000000" style:font-name="Monospace" fo:font-size="10pt" officeooo:rsid="0014f2bd" style:font-size-asian="10pt"/>
    </style:style>
    <style:style style:name="T6" style:family="text">
      <style:text-properties fo:color="#000000" style:font-name="Monospace" fo:font-size="10pt" officeooo:rsid="001b06fa" style:font-size-asian="10pt" style:font-size-complex="12pt"/>
    </style:style>
    <style:style style:name="T7" style:family="text">
      <style:text-properties fo:color="#000000" style:font-name="Monospace" fo:font-size="10pt" officeooo:rsid="001bd19f" style:font-size-asian="10pt" style:font-size-complex="12pt"/>
    </style:style>
    <style:style style:name="T8" style:family="text">
      <style:text-properties fo:color="#000000" style:font-name="Monospace" fo:font-size="10pt" officeooo:rsid="00196522" style:font-size-asian="10pt" style:font-size-complex="12pt"/>
    </style:style>
    <style:style style:name="T9" style:family="text">
      <style:text-properties fo:color="#000000" style:font-name="Monospace" fo:font-size="10pt" officeooo:rsid="001db66d" style:font-size-asian="10pt" style:font-size-complex="12pt"/>
    </style:style>
    <style:style style:name="T10" style:family="text">
      <style:text-properties fo:color="#000000" style:font-name="Monospace" fo:font-size="10pt" officeooo:rsid="001847b1" style:font-size-asian="10pt"/>
    </style:style>
    <style:style style:name="T11" style:family="text">
      <style:text-properties fo:color="#000000" style:font-name="Monospace" fo:font-size="10pt" officeooo:rsid="001b06fa" style:font-size-asian="10pt"/>
    </style:style>
    <style:style style:name="T12" style:family="text">
      <style:text-properties fo:color="#000000" style:font-name="Monospace" fo:font-size="10pt" officeooo:rsid="001bd19f" style:font-size-asian="10pt"/>
    </style:style>
    <style:style style:name="T13" style:family="text">
      <style:text-properties fo:color="#000000" style:font-name="Monospace" fo:font-size="10pt" fo:font-style="italic" style:font-size-asian="10pt" style:font-style-asian="italic"/>
    </style:style>
    <style:style style:name="T14" style:family="text">
      <style:text-properties fo:color="#000000" style:font-name="Monospace" fo:font-size="10pt" style:text-underline-style="solid" style:text-underline-width="auto" style:text-underline-color="font-color" style:font-size-asian="10pt"/>
    </style:style>
    <style:style style:name="T15" style:family="text">
      <style:text-properties fo:color="#000000" style:font-name="Monospace" fo:font-size="12pt" officeooo:rsid="0014f2bd" style:font-size-asian="12pt" style:font-size-complex="12pt"/>
    </style:style>
    <style:style style:name="T16" style:family="text">
      <style:text-properties fo:color="#000000" style:font-name="Liberation Serif" fo:font-size="12pt" officeooo:rsid="0013085f" style:font-size-asian="12pt" style:font-size-complex="12pt"/>
    </style:style>
    <style:style style:name="T17" style:family="text">
      <style:text-properties fo:color="#000000" style:font-name="Liberation Serif" fo:font-size="12pt" officeooo:rsid="0014f2bd" style:font-size-asian="12pt" style:font-size-complex="12pt"/>
    </style:style>
    <style:style style:name="T18" style:family="text">
      <style:text-properties fo:color="#000000" style:font-name="Liberation Serif" fo:font-size="12pt" officeooo:rsid="001f2ab8" style:font-size-asian="12pt" style:font-size-complex="12pt"/>
    </style:style>
    <style:style style:name="T19" style:family="text">
      <style:text-properties fo:color="#000000" style:font-name="Liberation Serif" fo:font-size="12pt" officeooo:rsid="0014f2bd" style:font-size-asian="10.5pt" style:font-size-complex="12pt"/>
    </style:style>
    <style:style style:name="T20" style:family="text">
      <style:text-properties fo:color="#000000" style:font-name="Liberation Serif" fo:font-size="12pt" officeooo:rsid="001847b1" style:font-size-asian="10.5pt" style:font-size-complex="12pt"/>
    </style:style>
    <style:style style:name="T21" style:family="text">
      <style:text-properties fo:color="#000000" style:font-name="Liberation Serif" fo:font-size="12pt" officeooo:rsid="00196522" style:font-size-asian="10.5pt" style:font-size-complex="12pt"/>
    </style:style>
    <style:style style:name="T22" style:family="text">
      <style:text-properties fo:color="#000000" style:font-name="Liberation Serif" fo:font-size="12pt" officeooo:rsid="001f2ab8" style:font-size-asian="10.5pt" style:font-size-complex="12pt"/>
    </style:style>
    <style:style style:name="T23" style:family="text">
      <style:text-properties fo:color="#7f0055" style:font-name="Monospace" fo:font-size="10pt" fo:font-weight="bold" style:font-size-asian="10pt" style:font-weight-asian="bold"/>
    </style:style>
    <style:style style:name="T24" style:family="text">
      <style:text-properties fo:color="#3f7f5f" style:font-name="Monospace" fo:font-size="10pt" style:font-size-asian="10pt"/>
    </style:style>
    <style:style style:name="T25" style:family="text">
      <style:text-properties fo:color="#0000c0" style:font-name="Monospace" fo:font-size="10pt" fo:font-style="italic" style:font-size-asian="10pt" style:font-style-asian="italic"/>
    </style:style>
    <style:style style:name="T26" style:family="text">
      <style:text-properties fo:color="#0000c0" style:font-name="Monospace" fo:font-size="10pt" style:font-size-asian="10pt"/>
    </style:style>
    <style:style style:name="T27" style:family="text">
      <style:text-properties fo:color="#2a00ff" style:font-name="Monospace" fo:font-size="10pt" style:font-size-asian="10pt"/>
    </style:style>
    <style:style style:name="T28" style:family="text">
      <style:text-properties officeooo:rsid="001b06fa"/>
    </style:style>
    <style:style style:name="T29" style:family="text">
      <style:text-properties officeooo:rsid="001db66d"/>
    </style:style>
    <style:style style:name="T30" style:family="text">
      <style:text-properties officeooo:rsid="001e17aa"/>
    </style:style>
    <style:style style:name="T31" style:family="text">
      <style:text-properties fo:color="#646464" style:font-name="Monospace" fo:font-size="10pt" style:font-size-asian="10pt"/>
    </style:style>
    <style:style style:name="T32" style:family="text">
      <style:text-properties officeooo:rsid="001f2ab8"/>
    </style:style>
    <style:style style:name="T33" style:family="text">
      <style:text-properties officeooo:rsid="001f785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CIS 573 Software Engineering - Homework #6</text:p>
      <text:p text:style-name="P20">Siddharth Srivatsa</text:p>
      <text:p text:style-name="P19"/>
      <text:p text:style-name="P17"/>
      <text:p text:style-name="P15">1.</text:p>
      <text:p text:style-name="P15">I had not written an Junit tests during HW1. I implemented two tests to check the two methods in my code – The function to encrypt a file, and the function to read a file. Both these methods take in a file as an input. A test file has been attached with the uploaded zip folder which needs to be placed in the src folder of the project. <text:span text:style-name="T30">I have attached the test case in the zip folder.</text:span></text:p>
      <text:p text:style-name="P1"/>
      <text:p text:style-name="P11">2.</text:p>
      <text:p text:style-name="P11"><text:span text:style-name="T29">a) </text:span>I did not know how to catch exceptions using try blocks, and I had used if statements instead, manually trying to catch exceptions. An easy way to fix this would be to use try and catch blocks to handle exceptions. (In the main function, <text:span text:style-name="T30">Line 30</text:span>). <text:span text:style-name="T30">By doing this, I will not be checking for each condition manually and I will let the try anc catch handle exceptions if they occur. This will reduce execution time, and also make it better code.</text:span></text:p>
      <text:p text:style-name="P11"/>
      <text:p text:style-name="P11"><text:span text:style-name="T3"><text:tab/><text:tab/></text:span><text:span text:style-name="T24">// Check if path of the folder is valid</text:span></text:p>
      <text:p text:style-name="P24"><text:span text:style-name="T3"><text:tab/><text:tab/></text:span><text:span text:style-name="T23">if</text:span><text:span text:style-name="T3">(!folder.isDirectory()) {</text:span></text:p>
      <text:p text:style-name="P24"><text:span text:style-name="T3"><text:tab/><text:tab/><text:tab/>System.</text:span><text:span text:style-name="T25">out</text:span><text:span text:style-name="T3">.println(</text:span><text:span text:style-name="T27">"Invalid path, Exiting program"</text:span><text:span text:style-name="T3">);</text:span></text:p>
      <text:p text:style-name="P24"><text:span text:style-name="T3"><text:tab/><text:tab/><text:tab/>System.</text:span><text:span text:style-name="T13">exit</text:span><text:span text:style-name="T3">(0);</text:span></text:p>
      <text:p text:style-name="P24"><text:span text:style-name="T3"><text:tab/><text:tab/>}</text:span></text:p>
      <text:p text:style-name="P24"><text:span text:style-name="T3"><text:tab/><text:tab/></text:span></text:p>
      <text:p text:style-name="P24"><text:span text:style-name="T3"><text:tab/><text:tab/></text:span><text:span text:style-name="T24">// Check if the folder is empty</text:span></text:p>
      <text:p text:style-name="P24"><text:span text:style-name="T3"><text:tab/><text:tab/></text:span><text:span text:style-name="T23">if</text:span><text:span text:style-name="T3">(folder.list().</text:span><text:span text:style-name="T26">length</text:span><text:span text:style-name="T3">&lt;1) {</text:span></text:p>
      <text:p text:style-name="P24"><text:span text:style-name="T3"><text:tab/><text:tab/><text:tab/>System.</text:span><text:span text:style-name="T25">out</text:span><text:span text:style-name="T3">.println(</text:span><text:span text:style-name="T27">"Empty directory, Exiting program"</text:span><text:span text:style-name="T3">);</text:span></text:p>
      <text:p text:style-name="P24"><text:span text:style-name="T3"><text:tab/><text:tab/><text:tab/>System.</text:span><text:span text:style-name="T13">exit</text:span><text:span text:style-name="T3">(0);</text:span></text:p>
      <text:p text:style-name="P24"><text:span text:style-name="T3"><text:tab/><text:tab/>}</text:span></text:p>
      <text:p text:style-name="P24"><text:span text:style-name="T3"><text:tab/><text:tab/></text:span></text:p>
      <text:p text:style-name="P24"><text:span text:style-name="T3"><text:tab/><text:tab/></text:span><text:span text:style-name="T23">if</text:span><text:span text:style-name="T3">(!folder.canRead()) {</text:span></text:p>
      <text:p text:style-name="P24"><text:span text:style-name="T3"><text:tab/><text:tab/><text:tab/>System.</text:span><text:span text:style-name="T25">out</text:span><text:span text:style-name="T3">.println(</text:span><text:span text:style-name="T27">"Folder cannot be read, Exiting program"</text:span><text:span text:style-name="T3">);</text:span></text:p>
      <text:p text:style-name="P24"><text:span text:style-name="T3"><text:tab/><text:tab/><text:tab/>System.</text:span><text:span text:style-name="T13">exit</text:span><text:span text:style-name="T3">(0);</text:span></text:p>
      <text:p text:style-name="P24"><text:span text:style-name="T3"><text:tab/><text:tab/>}</text:span></text:p>
      <text:p text:style-name="P24"><text:span text:style-name="T3"><text:tab/><text:tab/></text:span></text:p>
      <text:p text:style-name="P24"><text:span text:style-name="T3"><text:tab/><text:tab/></text:span><text:span text:style-name="T24">// Check if number of arguments is 1</text:span></text:p>
      <text:p text:style-name="P24"><text:span text:style-name="T3"><text:tab/><text:tab/></text:span><text:span text:style-name="T23">if</text:span><text:span text:style-name="T3">(args.</text:span><text:span text:style-name="T26">length</text:span><text:span text:style-name="T3"> != 1)</text:span></text:p>
      <text:p text:style-name="P24"><text:span text:style-name="T3"><text:tab/> <text:s text:c="3"/>{</text:span></text:p>
      <text:p text:style-name="P24"><text:span text:style-name="T3"><text:tab/> <text:s text:c="7"/>System.</text:span><text:span text:style-name="T25">out</text:span><text:span text:style-name="T3">.println(</text:span><text:span text:style-name="T27">"Invalid number of arguments, Exiting program"</text:span><text:span text:style-name="T3">);</text:span></text:p>
      <text:p text:style-name="P24"><text:span text:style-name="T3"><text:tab/> <text:s text:c="7"/>System.</text:span><text:span text:style-name="T13">exit</text:span><text:span text:style-name="T3">(0);</text:span></text:p>
      <text:p text:style-name="P24"><text:span text:style-name="T3"><text:tab/> <text:s text:c="3"/>}</text:span></text:p>
      <text:p text:style-name="P11"/>
      <text:p text:style-name="P14">b) While mapping from frequency model to decrypt the encrypted file, I <text:span text:style-name="T30">did it very inefficiently. I built a new map so that I could compare between the counts of the model and the file to decrypt. This was a problem because the counts were values in the original map, and I did not know how to sort the map based on the values instead of keys. This was very inefficient, since I had to loop through the original map and re-build a new map by interchanging the values and keys. Instead I should have used a method to iterate over the values.</text:span></text:p>
      <text:p text:style-name="P17">I cannot point to the exact line of code since this happens at different functions – Lines 182, and 92.</text:p>
      <text:p text:style-name="P17"/>
      <text:p text:style-name="P18"><text:span text:style-name="T23">static</text:span><text:span text:style-name="T3"> &lt;K,V </text:span><text:span text:style-name="T23">extends</text:span><text:span text:style-name="T3"> Comparable&lt;? </text:span><text:span text:style-name="T23">super</text:span><text:span text:style-name="T3"> V&gt;&gt;</text:span></text:p>
      <text:p text:style-name="P24"><text:span text:style-name="T3">SortedSet&lt;Map.Entry&lt;K,V&gt;&gt; entriesSortedByValues</text:span><text:span text:style-name="T14">(</text:span><text:span text:style-name="T3">Map&lt;K,V&gt; map</text:span><text:span text:style-name="T14">)</text:span><text:span text:style-name="T3"> {</text:span></text:p>
      <text:p text:style-name="P24"><text:span text:style-name="T3"><text:tab/><text:tab/> <text:s text:c="3"/>SortedSet&lt;Map.Entry&lt;K,V&gt;&gt; sortedEntries = </text:span><text:span text:style-name="T23">new </text:span><text:soft-page-break/><text:span text:style-name="T3">TreeSet&lt;Map.Entry&lt;K,V&gt;&gt;(</text:span></text:p>
      <text:p text:style-name="P24"><text:span text:style-name="T3"><text:tab/><text:tab/> <text:s text:c="7"/></text:span><text:span text:style-name="T23">new</text:span><text:span text:style-name="T3"> Comparator&lt;Map.Entry&lt;K,V&gt;&gt;() {</text:span></text:p>
      <text:p text:style-name="P24"><text:span text:style-name="T3"><text:tab/><text:tab/> <text:s text:c="11"/></text:span><text:span text:style-name="T31">@</text:span><text:span text:style-name="T3">Override </text:span><text:span text:style-name="T23">public</text:span><text:span text:style-name="T3"> </text:span><text:span text:style-name="T23">int</text:span><text:span text:style-name="T3"> compare(Map.Entry&lt;K,V&gt; e1, Map.Entry&lt;K,V&gt; e2) {</text:span></text:p>
      <text:p text:style-name="P24"><text:span text:style-name="T3"><text:tab/><text:tab/> <text:s text:c="15"/></text:span><text:span text:style-name="T23">int</text:span><text:span text:style-name="T3"> res = e1.getValue().compareTo(e2.getValue());</text:span></text:p>
      <text:p text:style-name="P24"><text:span text:style-name="T3"><text:tab/><text:tab/> <text:s text:c="15"/></text:span><text:span text:style-name="T23">return</text:span><text:span text:style-name="T3"> res != 0 ? res : 1;</text:span></text:p>
      <text:p text:style-name="P24"><text:span text:style-name="T3"><text:tab/><text:tab/> <text:s text:c="11"/>}</text:span></text:p>
      <text:p text:style-name="P24"><text:span text:style-name="T3"><text:tab/><text:tab/> <text:s text:c="7"/>}</text:span></text:p>
      <text:p text:style-name="P24"><text:span text:style-name="T3"><text:tab/><text:tab/> <text:s text:c="3"/>);</text:span></text:p>
      <text:p text:style-name="P24"><text:span text:style-name="T3"><text:tab/><text:tab/> <text:s text:c="3"/>sortedEntries.addAll(map.entrySet());</text:span></text:p>
      <text:p text:style-name="P24"><text:span text:style-name="T3"><text:tab/><text:tab/> <text:s text:c="3"/></text:span><text:span text:style-name="T23">return</text:span><text:span text:style-name="T3"> sortedEntries;</text:span></text:p>
      <text:p text:style-name="P24"><text:span text:style-name="T3"><text:tab/><text:tab/>}</text:span></text:p>
      <text:p text:style-name="P14"/>
      <text:p text:style-name="P13"/>
      <text:p text:style-name="P11">3.</text:p>
      <text:p text:style-name="P2"><text:span text:style-name="T32">a) Since I have used only a single class, I calculated the cohesion of the methods and the fields in that class. I used 6 methods and 3 fields, <text:s/>giving A = and M = 6. With this I calculated the cohesion using </text:span>LCOM <text:span text:style-name="T29">to be</text:span> 0.7333. <text:span text:style-name="T29">From this I can tell that there is a high lack of cohesion in my code which is not good. I should have made the code more cohesive to reduce the value of LCOM.</text:span></text:p>
      <text:p text:style-name="P2"/>
      <text:p text:style-name="P23">b) <text:span text:style-name="T33">I used the “McCabe metric” for the fileToStr Method (Line 256). I got a value of 2. (Please see attached image) This means that if someone else implements the same method we can use the metric to comapre the two implementations. As it is this number is abstract and does not make sense.</text:span></text:p>
      <text:p text:style-name="P22"/>
      <text:p text:style-name="P11">4.</text:p>
      <text:p text:style-name="P1"/>
      <text:p text:style-name="P3"><text:span text:style-name="T32">a) Did not adhere to Java conventions – (Variable names started with capital letter Fi</text:span><text:span text:style-name="T4">le NextFile)</text:span></text:p>
      <text:p text:style-name="P3"/>
      <text:p text:style-name="P12"><text:span text:style-name="T32">b) Non intuitive method and variable names - </text:span></text:p>
      <text:p text:style-name="P12"><text:span text:style-name="T1">- </text:span><text:span text:style-name="T5">(Line 225) ge</text:span><text:span text:style-name="T3">tError(File originalFile, String decrypted)</text:span><text:span text:style-name="T16">was the method for calculating the number of correctly decrypted characters) </text:span></text:p>
      <text:p text:style-name="P3"><text:span text:style-name="T3">-</text:span><text:span text:style-name="T5">(Line 259) BufferReader </text:span><text:span text:style-name="T3">br = </text:span><text:span text:style-name="T23">new</text:span><text:span text:style-name="T3"> BufferedReader(</text:span><text:span text:style-name="T23">new</text:span><text:span text:style-name="T3"> FileReader(readFile))</text:span><text:span text:style-name="T15"> </text:span><text:span text:style-name="T17">as the file reader for reading each file. Could have been f</text:span></text:p>
      <text:p text:style-name="P24"><text:span text:style-name="T3">-</text:span><text:span text:style-name="T5">(Line 260) </text:span><text:span text:style-name="T3">StringBuilder sb = </text:span><text:span text:style-name="T23">new</text:span><text:span text:style-name="T3"> StringBuilder() </text:span><text:span text:style-name="T19">as the data type for concatenating lines from the file to make a new string</text:span></text:p>
      <text:p text:style-name="P24"><text:span text:style-name="T19">- </text:span><text:span text:style-name="T10">(Line 66) M</text:span><text:span text:style-name="T3">ap&lt;Character, Integer&gt; freqModelInv = </text:span><text:span text:style-name="T23">new</text:span><text:span text:style-name="T3"> TreeMap&lt;Character, Integer&gt;(); </text:span><text:span text:style-name="T20">was the name used for the inverted frequency model.</text:span></text:p>
      <text:p text:style-name="P3"/>
      <text:p text:style-name="P12"><text:span text:style-name="T18">c) </text:span><text:span text:style-name="T17">(Line 232) </text:span><text:span text:style-name="T16">Incorrect spacing and indentation (</text:span><text:span text:style-name="T23">for</text:span><text:span text:style-name="T3"> (</text:span><text:span text:style-name="T23">int</text:span><text:span text:style-name="T3"> i=0; i&lt;original.length(); i++)</text:span><text:span text:style-name="T4">)</text:span></text:p>
      <text:p text:style-name="P4"/>
      <text:p text:style-name="P10">d) Useless comments, and random pieces of code commented out. I had tried few things while implementing my algorithm and I had not removed them, at many places there were also comments which did not really help with the readability or the understandability of the code. Rather, they hurt it more.</text:p>
      <text:p text:style-name="P10"/>
      <text:p text:style-name="P5">5.</text:p>
      <text:p text:style-name="P5"/>
      <text:p text:style-name="P16"><text:span text:style-name="T22">a) </text:span><text:span text:style-name="T21">Message chain – </text:span><text:span text:style-name="T6">(Line 82 </text:span><text:span text:style-name="T7">and Line 84</text:span><text:span text:style-name="T6">) f</text:span><text:span text:style-name="T8">reqModel.put(entry.getValue(</text:span><text:span text:style-name="T9">)</text:span><text:span text:style-name="T8">,entry.getKey()); </text:span></text:p>
      <text:p text:style-name="P16"><text:span text:style-name="T3">freqModelInv.put(entry.getKey(),freqModelInv.get(entry.getKey())+entry.getValue());</text:span></text:p>
      <text:p text:style-name="P8"><text:soft-page-break/></text:p>
      <text:p text:style-name="P8"><text:span text:style-name="T3">Refactoring - </text:span></text:p>
      <text:p text:style-name="P8"><text:span text:style-name="T3">letter = entry.getKey();</text:span></text:p>
      <text:p text:style-name="P8"><text:span text:style-name="T3">count = entry.getValue();</text:span></text:p>
      <text:p text:style-name="P6"><text:span text:style-name="T11">f</text:span><text:span text:style-name="T3">reqModel.put(</text:span><text:span text:style-name="T11">count</text:span><text:span text:style-name="T3">, </text:span><text:span text:style-name="T11">letter</text:span><text:span text:style-name="T3">);</text:span></text:p>
      <text:p text:style-name="P6"/>
      <text:p text:style-name="P9"><text:span text:style-name="T3">letter = entry.getKey();</text:span></text:p>
      <text:p text:style-name="P9"><text:span text:style-name="T3">count = entry.getKey + freqModelInv.get(letter)</text:span></text:p>
      <text:p text:style-name="P7"><text:span text:style-name="T11">f</text:span><text:span text:style-name="T3">reqModel.put(</text:span><text:span text:style-name="T11">count</text:span><text:span text:style-name="T3">, </text:span><text:span text:style-name="T11">letter</text:span><text:span text:style-name="T3">);</text:span></text:p>
      <text:p text:style-name="P9"/>
      <text:p text:style-name="P25"><text:span text:style-name="T32">b) </text:span>Primitive obsession – Used map to store the model. This resulted in me using an inverted model to build it using the frequency counts. After that I had to flip the keys and values so that I could iterate through the model based on the <text:span text:style-name="T28">counts while decrypting.</text:span></text:p>
      <text:p text:style-name="P24"><text:span text:style-name="T3">Map&lt;Character, Integer&gt; freqModelInv = </text:span><text:span text:style-name="T23">new</text:span><text:span text:style-name="T3"> TreeMap&lt;Character, Integer&gt;();</text:span></text:p>
      <text:p text:style-name="P24"><text:span text:style-name="T3">Map&lt;Integer, Character&gt; freqModel = </text:span><text:span text:style-name="T23">new</text:span><text:span text:style-name="T3"> TreeMap&lt;Integer, Character&gt;();</text:span></text:p>
      <text:p text:style-name="P24"/>
      <text:p text:style-name="P26"><text:span text:style-name="T3">Refactoring - </text:span></text:p>
      <text:p text:style-name="P26"><text:span text:style-name="T3">Should have used a different map or a custom data type to store the letters </text:span><text:span text:style-name="T12">with their counts</text:span><text:span text:style-name="T3"> and iterate </text:span><text:span text:style-name="T12">more</text:span><text:span text:style-name="T3"> efficiently </text:span><text:span text:style-name="T12">over both keys and values easily</text:span><text:span text:style-name="T3">.</text:span></text:p>
      <text:p text:style-name="P27"/>
      <text:p text:style-name="P28">c) Duplicate code – There are several places where code has been duplicated and I could have used a method for doing the same thing.</text:p>
      <text:p text:style-name="P28">Eg Line 129, 156, 186, 216, 235</text:p>
      <text:p text:style-name="P28"><text:span text:style-name="T23"><text:tab/>if</text:span><text:span text:style-name="T3"> (Character.</text:span><text:span text:style-name="T13">isUpperCase</text:span><text:span text:style-name="T3">(c)) {</text:span></text:p>
      <text:p text:style-name="P24"><text:span text:style-name="T3"><text:tab/><text:tab/>c = Character.</text:span><text:span text:style-name="T13">toLowerCase</text:span><text:span text:style-name="T3">(c);</text:span></text:p>
      <text:p text:style-name="P24"><text:span text:style-name="T3"><text:tab/>}</text:span></text:p>
      <text:p text:style-name="P24"/>
      <text:p text:style-name="P28"><text:span text:style-name="T3">Refactoring – Extract method. I should have created a separate method that checked if the character was uppercase and returned the lowercase character.</text:span></text:p>
      <text:p text:style-name="P28"/>
      <text:p text:style-name="P29"><text:span text:style-name="T2">d) Long class – I used a single class for all operations. In hindsight, I should have used as many classes as possible – One for the main function to call the other methods, one class for reading a file, one class for encrypting a file, one class for building the model, one class for decrypting the file.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nsolas" svg:font-family="Consolas, Menlo, Monaco, 'Lucida Console', 'Liberation Mono', 'DejaVu Sans Mono', 'Bitstream Vera Sans Mono', 'Courier New', monospace, sans-serif"/>
    <style:font-face style:name="Monospace" svg:font-family="Monospace" style:font-family-generic="roman"/>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8T12:59:31.145644448</meta:creation-date>
    <dc:date>2015-12-08T16:50:52.580310253</dc:date>
    <meta:editing-duration>PT11M17S</meta:editing-duration>
    <meta:editing-cycles>1</meta:editing-cycles>
    <meta:document-statistic meta:table-count="0" meta:image-count="0" meta:object-count="0" meta:page-count="3" meta:paragraph-count="78" meta:word-count="940" meta:character-count="6005" meta:non-whitespace-character-count="4937"/>
    <meta:generator>LibreOffice/4.2.8.2$Linux_X86_64 LibreOffice_project/420m0$Build-2</meta:generator>
  </office:meta>
</office:document-meta>
</file>